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dfsfs</text:p>
      <text:p text:style-name="P1">f</text:p>
      <text:p text:style-name="P1">sf</text:p>
      <text:p text:style-name="P1">sf</text:p>
      <text:p text:style-name="P1">s</text:p>
      <text:p text:style-name="P1">f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dfd</text:p>
      <text:p text:style-name="P1">sf</text:p>
      <text:p text:style-name="P1">ds</text:p>
      <text:p text:style-name="P1">fds</text:p>
      <text:p text:style-name="P1">f</text:p>
      <text:p text:style-name="P1">dsf</text:p>
      <text:p text:style-name="P1">sd</text:p>
      <text:p text:style-name="P1">fds</text:p>
      <text:p text:style-name="P1">fs</text:p>
      <text:p text:style-name="P1">f</text:p>
      <text:p text:style-name="P1">ssssssssssssssdffffffffffffff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2T14:21:48</meta:creation-date>
    <meta:editing-duration>P0D</meta:editing-duration>
    <meta:editing-cycles>1</meta:editing-cycles>
    <meta:generator>OpenOffice.org/3.3$Linux OpenOffice.org_project/330m20$Build-9567</meta:generator>
    <meta:document-statistic meta:table-count="0" meta:image-count="0" meta:object-count="0" meta:page-count="2" meta:paragraph-count="17" meta:word-count="17" meta:character-count="68"/>
    <meta:auto-reload xlink:href="" meta:delay="PT1M"/>
  </office:meta>
</office:document-meta>
</file>